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b2b2b2" draw:marker-start-width="0.076cm" draw:marker-end-width="0.076cm" draw:fill="none" draw:opacity="0%" draw:textarea-vertical-align="middle" fo:padding-top="0.15cm" fo:padding-bottom="0.15cm" fo:padding-left="0.275cm" fo:padding-right="0.275cm" draw:shadow-opacity="0%"/>
    </style:style>
    <style:style style:name="gr7" style:family="graphic" style:parent-style-name="objectwithoutfill">
      <style:graphic-properties svg:stroke-width="0.102cm" svg:stroke-color="#000000" draw:marker-start-width="0.152cm" draw:marker-end-width="0.152cm" draw:fill="none" draw:opacity="0%" draw:textarea-vertical-align="middle" fo:padding-top="0.175cm" fo:padding-bottom="0.175cm" fo:padding-left="0.3cm" fo:padding-right="0.3cm" draw:shadow-opacity="0%"/>
    </style:style>
    <style:style style:name="gr8" style:family="graphic" style:parent-style-name="objectwithoutfill">
      <style:graphic-properties svg:stroke-width="0.102cm" svg:stroke-color="#000000" draw:marker-start-width="0.152cm" draw:marker-end-width="0.152cm" draw:fill="none" draw:opacity="0%" draw:textarea-vertical-align="middle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02cm" svg:stroke-color="#000000" draw:marker-start-width="0.152cm" draw:marker-end-width="0.152cm" draw:fill-color="#ffffff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0" style:family="graphic" style:parent-style-name="standard">
      <style:graphic-properties svg:stroke-width="0.152cm" draw:marker-start-width="0.427cm" draw:marker-end-width="0.427cm" draw:opacity="0%" draw:textarea-horizontal-align="justify" draw:textarea-vertical-align="middle" draw:auto-grow-height="false" fo:padding-top="0.2cm" fo:padding-bottom="0.2cm" fo:padding-left="0.325cm" fo:padding-right="0.325cm" draw:shadow-offset-x="0.203cm" draw:shadow-offset-y="0.203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9cm" svg:height="5.383cm" svg:x="3.814cm" svg:y="17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8cm" svg:y1="21.629cm" svg:x2="9.209cm" svg:y2="21.629cm">
          <text:p/>
        </draw:line>
        <draw:line draw:style-name="gr2" draw:text-style-name="P1" draw:layer="layout" svg:x1="4.818cm" svg:y1="17.386cm" svg:x2="4.818cm" svg:y2="22.769cm">
          <text:p/>
        </draw:line>
        <draw:line draw:style-name="gr2" draw:text-style-name="P1" draw:layer="layout" svg:x1="5.88cm" svg:y1="17.388cm" svg:x2="5.88cm" svg:y2="22.771cm">
          <text:p/>
        </draw:line>
        <draw:line draw:style-name="gr2" draw:text-style-name="P1" draw:layer="layout" svg:x1="6.942cm" svg:y1="17.39cm" svg:x2="6.942cm" svg:y2="22.773cm">
          <text:p/>
        </draw:line>
        <draw:line draw:style-name="gr2" draw:text-style-name="P1" draw:layer="layout" svg:x1="8.004cm" svg:y1="17.395cm" svg:x2="8.004cm" svg:y2="22.778cm">
          <text:p/>
        </draw:line>
        <draw:line draw:style-name="gr2" draw:text-style-name="P1" draw:layer="layout" svg:x1="3.818cm" svg:y1="20.563cm" svg:x2="9.209cm" svg:y2="20.563cm">
          <text:p/>
        </draw:line>
        <draw:line draw:style-name="gr2" draw:text-style-name="P1" draw:layer="layout" svg:x1="3.818cm" svg:y1="19.497cm" svg:x2="9.209cm" svg:y2="19.497cm">
          <text:p/>
        </draw:line>
        <draw:line draw:style-name="gr2" draw:text-style-name="P1" draw:layer="layout" svg:x1="3.818cm" svg:y1="18.432cm" svg:x2="9.209cm" svg:y2="18.432cm">
          <text:p/>
        </draw:line>
        <draw:custom-shape draw:style-name="gr3" draw:text-style-name="P1" draw:layer="layout" svg:width="1.078cm" svg:height="5.394cm" svg:x="9.578cm" svg:y="17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4cm" svg:height="1.079cm" svg:x="3.847cm" svg:y="1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79cm" svg:height="5.394cm" svg:x="2.36cm" svg:y="17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4cm" svg:height="1.079cm" svg:x="3.847cm" svg:y="23.0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78cm" svg:height="1.078cm" svg:x="2.383cm" svg:y="15.9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78cm" svg:height="1.079cm" svg:x="9.581cm" svg:y="15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78cm" svg:height="1.079cm" svg:x="9.581cm" svg:y="23.0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79cm" svg:height="1.079cm" svg:x="2.36cm" svg:y="23.05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62cm" svg:y1="18.461cm" svg:x2="2.383cm" svg:y2="18.461cm">
          <text:p/>
        </draw:line>
        <draw:line draw:style-name="gr4" draw:text-style-name="P1" draw:layer="layout" svg:x1="3.462cm" svg:y1="19.452cm" svg:x2="2.383cm" svg:y2="19.452cm">
          <text:p/>
        </draw:line>
        <draw:line draw:style-name="gr4" draw:text-style-name="P1" draw:layer="layout" svg:x1="3.462cm" svg:y1="20.584cm" svg:x2="2.383cm" svg:y2="20.584cm">
          <text:p/>
        </draw:line>
        <draw:line draw:style-name="gr5" draw:text-style-name="P1" draw:layer="layout" svg:x1="3.462cm" svg:y1="21.646cm" svg:x2="2.383cm" svg:y2="21.646cm">
          <text:p text:style-name="P1"/>
        </draw:line>
        <draw:line draw:style-name="gr4" draw:text-style-name="P1" draw:layer="layout" svg:x1="10.682cm" svg:y1="18.461cm" svg:x2="9.603cm" svg:y2="18.461cm">
          <text:p/>
        </draw:line>
        <draw:line draw:style-name="gr4" draw:text-style-name="P1" draw:layer="layout" svg:x1="10.682cm" svg:y1="19.452cm" svg:x2="9.603cm" svg:y2="19.452cm">
          <text:p/>
        </draw:line>
        <draw:line draw:style-name="gr4" draw:text-style-name="P1" draw:layer="layout" svg:x1="10.682cm" svg:y1="20.584cm" svg:x2="9.603cm" svg:y2="20.584cm">
          <text:p/>
        </draw:line>
        <draw:line draw:style-name="gr5" draw:text-style-name="P1" draw:layer="layout" svg:x1="10.682cm" svg:y1="21.646cm" svg:x2="9.603cm" svg:y2="21.646cm">
          <text:p/>
        </draw:line>
        <draw:line draw:style-name="gr4" draw:text-style-name="P1" draw:layer="layout" svg:x1="4.791cm" svg:y1="17.022cm" svg:x2="4.791cm" svg:y2="15.943cm">
          <text:p/>
        </draw:line>
        <draw:line draw:style-name="gr4" draw:text-style-name="P1" draw:layer="layout" svg:x1="5.853cm" svg:y1="17.022cm" svg:x2="5.853cm" svg:y2="15.943cm">
          <text:p/>
        </draw:line>
        <draw:line draw:style-name="gr4" draw:text-style-name="P1" draw:layer="layout" svg:x1="6.915cm" svg:y1="17.022cm" svg:x2="6.915cm" svg:y2="15.943cm">
          <text:p/>
        </draw:line>
        <draw:line draw:style-name="gr4" draw:text-style-name="P1" draw:layer="layout" svg:x1="7.976cm" svg:y1="17.022cm" svg:x2="7.976cm" svg:y2="15.943cm">
          <text:p/>
        </draw:line>
        <draw:line draw:style-name="gr4" draw:text-style-name="P1" draw:layer="layout" svg:x1="4.791cm" svg:y1="24.172cm" svg:x2="4.791cm" svg:y2="23.093cm">
          <text:p/>
        </draw:line>
        <draw:line draw:style-name="gr4" draw:text-style-name="P1" draw:layer="layout" svg:x1="5.853cm" svg:y1="24.172cm" svg:x2="5.853cm" svg:y2="23.093cm">
          <text:p/>
        </draw:line>
        <draw:line draw:style-name="gr4" draw:text-style-name="P1" draw:layer="layout" svg:x1="6.915cm" svg:y1="24.172cm" svg:x2="6.915cm" svg:y2="23.093cm">
          <text:p/>
        </draw:line>
        <draw:line draw:style-name="gr4" draw:text-style-name="P1" draw:layer="layout" svg:x1="7.976cm" svg:y1="24.172cm" svg:x2="7.976cm" svg:y2="23.093cm">
          <text:p/>
        </draw:line>
        <draw:line draw:style-name="gr6" draw:text-style-name="P1" draw:layer="layout" svg:x1="17.748cm" svg:y1="7.179cm" svg:x2="17.748cm" svg:y2="15.26cm">
          <text:p/>
        </draw:line>
        <draw:line draw:style-name="gr6" draw:text-style-name="P1" draw:layer="layout" svg:x1="10.925cm" svg:y1="7.131cm" svg:x2="10.925cm" svg:y2="15.212cm">
          <text:p/>
        </draw:line>
        <draw:line draw:style-name="gr6" draw:text-style-name="P1" draw:layer="layout" svg:x1="11.611cm" svg:y1="7.131cm" svg:x2="11.611cm" svg:y2="15.212cm">
          <text:p/>
        </draw:line>
        <draw:line draw:style-name="gr6" draw:text-style-name="P1" draw:layer="layout" svg:x1="10.925cm" svg:y1="7.131cm" svg:x2="10.925cm" svg:y2="15.212cm">
          <text:p/>
        </draw:line>
        <draw:line draw:style-name="gr6" draw:text-style-name="P1" draw:layer="layout" svg:x1="13.672cm" svg:y1="7.131cm" svg:x2="13.672cm" svg:y2="15.212cm">
          <text:p/>
        </draw:line>
        <draw:line draw:style-name="gr6" draw:text-style-name="P1" draw:layer="layout" svg:x1="12.985cm" svg:y1="7.131cm" svg:x2="12.985cm" svg:y2="15.212cm">
          <text:p/>
        </draw:line>
        <draw:line draw:style-name="gr6" draw:text-style-name="P1" draw:layer="layout" svg:x1="15.088cm" svg:y1="7.178cm" svg:x2="15.088cm" svg:y2="15.259cm">
          <text:p/>
        </draw:line>
        <draw:line draw:style-name="gr6" draw:text-style-name="P1" draw:layer="layout" svg:x1="15.775cm" svg:y1="7.178cm" svg:x2="15.775cm" svg:y2="15.259cm">
          <text:p/>
        </draw:line>
        <draw:line draw:style-name="gr6" draw:text-style-name="P1" draw:layer="layout" svg:x1="17.148cm" svg:y1="7.178cm" svg:x2="17.148cm" svg:y2="15.259cm">
          <text:p/>
        </draw:line>
        <draw:line draw:style-name="gr6" draw:text-style-name="P1" draw:layer="layout" svg:x1="10.338cm" svg:y1="7.776cm" svg:x2="18.466cm" svg:y2="7.776cm">
          <text:p/>
        </draw:line>
        <draw:line draw:style-name="gr6" draw:text-style-name="P1" draw:layer="layout" svg:x1="10.338cm" svg:y1="8.462cm" svg:x2="18.466cm" svg:y2="8.462cm">
          <text:p/>
        </draw:line>
        <draw:line draw:style-name="gr7" draw:text-style-name="P1" draw:layer="layout" svg:x1="10.338cm" svg:y1="9.148cm" svg:x2="18.466cm" svg:y2="9.148cm">
          <text:p/>
        </draw:line>
        <draw:line draw:style-name="gr6" draw:text-style-name="P1" draw:layer="layout" svg:x1="10.338cm" svg:y1="9.834cm" svg:x2="18.466cm" svg:y2="9.834cm">
          <text:p/>
        </draw:line>
        <draw:line draw:style-name="gr6" draw:text-style-name="P1" draw:layer="layout" svg:x1="10.338cm" svg:y1="10.519cm" svg:x2="18.466cm" svg:y2="10.519cm">
          <text:p/>
        </draw:line>
        <draw:line draw:style-name="gr8" draw:text-style-name="P1" draw:layer="layout" svg:x1="10.338cm" svg:y1="11.205cm" svg:x2="18.466cm" svg:y2="11.205cm">
          <text:p/>
        </draw:line>
        <draw:line draw:style-name="gr6" draw:text-style-name="P1" draw:layer="layout" svg:x1="10.338cm" svg:y1="11.891cm" svg:x2="18.466cm" svg:y2="11.891cm">
          <text:p/>
        </draw:line>
        <draw:line draw:style-name="gr6" draw:text-style-name="P1" draw:layer="layout" svg:x1="10.338cm" svg:y1="12.577cm" svg:x2="18.466cm" svg:y2="12.577cm">
          <text:p/>
        </draw:line>
        <draw:line draw:style-name="gr6" draw:text-style-name="P1" draw:layer="layout" svg:x1="10.338cm" svg:y1="13.262cm" svg:x2="18.466cm" svg:y2="13.262cm">
          <text:p/>
        </draw:line>
        <draw:line draw:style-name="gr6" draw:text-style-name="P1" draw:layer="layout" svg:x1="10.338cm" svg:y1="13.948cm" svg:x2="18.466cm" svg:y2="13.948cm">
          <text:p/>
        </draw:line>
        <draw:line draw:style-name="gr7" draw:text-style-name="P1" draw:layer="layout" svg:x1="10.338cm" svg:y1="13.262cm" svg:x2="18.466cm" svg:y2="13.262cm">
          <text:p/>
        </draw:line>
        <draw:line draw:style-name="gr6" draw:text-style-name="P1" draw:layer="layout" svg:x1="10.338cm" svg:y1="14.548cm" svg:x2="18.466cm" svg:y2="14.548cm">
          <text:p/>
        </draw:line>
        <draw:line draw:style-name="gr6" draw:text-style-name="P1" draw:layer="layout" svg:x1="10.338cm" svg:y1="13.948cm" svg:x2="18.466cm" svg:y2="13.948cm">
          <text:p/>
        </draw:line>
        <draw:custom-shape draw:style-name="gr9" draw:text-style-name="P1" draw:layer="layout" svg:width="8.128cm" svg:height="8.128cm" svg:x="10.333cm" svg:y="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4.358cm" svg:y1="7.131cm" svg:x2="14.358cm" svg:y2="15.212cm">
          <text:p/>
        </draw:line>
        <draw:line draw:style-name="gr7" draw:text-style-name="P1" draw:layer="layout" svg:x1="12.298cm" svg:y1="7.131cm" svg:x2="12.298cm" svg:y2="15.212cm">
          <text:p/>
        </draw:line>
        <draw:line draw:style-name="gr7" draw:text-style-name="P1" draw:layer="layout" svg:x1="16.462cm" svg:y1="7.178cm" svg:x2="16.462cm" svg:y2="15.259cm">
          <text:p/>
        </draw:line>
        <draw:custom-shape draw:style-name="gr10" draw:text-style-name="P1" draw:layer="layout" svg:width="3.48cm" svg:height="3.429cm" svg:x="13.637cm" svg:y="8.49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5T00:53:21.238813822</meta:creation-date>
    <dc:date>2015-09-15T06:45:20.792537023</dc:date>
    <dc:creator>Ashwin </dc:creator>
    <meta:editing-duration>PT6S</meta:editing-duration>
    <meta:editing-cycles>1</meta:editing-cycles>
    <meta:document-statistic meta:object-count="60"/>
    <meta:generator>LibreOffice/4.2.8.2$Linux_X86_64 LibreOffice_project/420m0$Build-2</meta:generator>
  </office:meta>
</office:document-meta>
</file>